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9966" draw:fill="solid" draw:fill-color="#ffd32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solid" draw:stroke-dash="Fine_20_Dashed" svg:stroke-color="#ff9966" draw:fill="solid" draw:fill-color="#ffffcc" draw:fill-gradient-name="Gradient_20_1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solid"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solid"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solid" svg:stroke-color="#eb613d" draw:fill="solid" draw:fill-color="#ffcc99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21.368cm" svg:x="0.968cm" svg:y="0.968cm">
          <text:p text:style-name="P1">Dynamic Fields Frame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192cm" svg:height="12.7cm" svg:x="1.508cm" svg:y="2.016cm">
          <text:p text:style-name="P1">Agent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4.892cm" svg:height="3.556cm" svg:x="1.508cm" svg:y="15.224cm">
          <text:p text:style-name="P1">Core Modules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796cm" svg:height="2.032cm" svg:x="1.508cm" svg:y="19.288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2.032cm" svg:x="7.604cm" svg:y="16.24cm">
          <text:p text:style-name="P3"><text:span text:style-name="T1">DynamicFiel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176cm" svg:height="2.032cm" svg:x="2.016cm" svg:y="3.54cm">
          <text:p text:style-name="P2">Dynamic Field (Backend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293cm" svg:height="6.604cm" svg:x="1.899cm" svg:y="6.08cm">
          <text:p text:style-name="P1">Dynamic Field Delegat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048cm" svg:height="1.016cm" svg:x="6.08cm" svg:y="8.112cm">
          <text:p text:style-name="P2"><text:span text:style-name="T2">TextAre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048cm" svg:height="1.016cm" svg:x="9.636cm" svg:y="8.112cm">
          <text:p text:style-name="P2"><text:span text:style-name="T2">Checkbo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048cm" svg:height="1.016cm" svg:x="2.524cm" svg:y="9.636cm">
          <text:p text:style-name="P2"><text:span text:style-name="T2">Dropdow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048cm" svg:height="1.016cm" svg:x="6.08cm" svg:y="9.636cm">
          <text:p text:style-name="P2"><text:span text:style-name="T2">Multiselec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048cm" svg:height="1.016cm" svg:x="9.636cm" svg:y="9.636cm">
          <text:p text:style-name="P2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048cm" svg:height="1.016cm" svg:x="2.524cm" svg:y="11.16cm">
          <text:p text:style-name="P4"><text:span text:style-name="T2">Date/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048cm" svg:height="1.016cm" svg:x="6.08cm" svg:y="11.16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2.032cm" svg:x="14.208cm" svg:y="16.24cm">
          <text:p text:style-name="P3"><text:span text:style-name="T1">DynamicField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192cm" svg:height="12.7cm" svg:x="14.208cm" svg:y="2.016cm">
          <text:p text:style-name="P1">Admin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1.293cm" svg:height="10.668cm" svg:x="14.716cm" svg:y="3.54cm">
          <text:p text:style-name="P1">Admin Modu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048cm" svg:height="1.016cm" svg:x="2.524cm" svg:y="8.112cm">
          <text:p text:style-name="P2"><text:span text:style-name="T2">T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28cm" svg:height="1.016cm" svg:x="16.24cm" svg:y="6.588cm">
          <text:p text:style-name="P2"><text:span text:style-name="T2">AdminDynamicField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8.128cm" svg:height="1.016cm" svg:x="16.24cm" svg:y="8.112cm">
          <text:p text:style-name="P2"><text:span text:style-name="T2">AdminDynamicFieldCheck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8.128cm" svg:height="1.016cm" svg:x="16.24cm" svg:y="5.064cm">
          <text:p text:style-name="P2"><text:span text:style-name="T2">AdminDynamic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8.128cm" svg:height="1.016cm" svg:x="16.24cm" svg:y="9.636cm">
          <text:p text:style-name="P2"><text:span text:style-name="T2">AdminDynamicFieldDrop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8.128cm" svg:height="1.016cm" svg:x="16.24cm" svg:y="11.16cm">
          <text:p text:style-name="P2"><text:span text:style-name="T2">AdminDynamicFieldMulti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8.128cm" svg:height="1.016cm" svg:x="16.24cm" svg:y="12.684cm">
          <text:p text:style-name="P2"><text:span text:style-name="T2">AdminDynamicFieldDat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588cm" svg:height="2.032cm" svg:x="20.812cm" svg:y="19.288cm">
          <text:p text:style-name="P2">Configuration Fil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Fernando Rodríguez</meta:initial-creator>
    <meta:creation-date>2012-03-12T15:02:30</meta:creation-date>
    <dc:date>2012-03-12T17:32:32</dc:date>
    <dc:creator>Carlos Fernando Rodríguez</dc:creator>
    <meta:editing-duration>PT1H6M1S</meta:editing-duration>
    <meta:editing-cycles>4</meta:editing-cycles>
    <meta:generator>LibreOffice/3.4$Unix LibreOffice_project/340m1$Build-502</meta:generator>
    <meta:document-statistic meta:object-count="25"/>
  </office:meta>
</office:document-meta>
</file>